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pentier, Corbin</text:p>
      <text:p text:style-name="P1">HW 4</text:p>
      <text:p text:style-name="P1"/>
      <text:p text:style-name="P2">Implementation:</text:p>
      <text:p text:style-name="P2"><text:tab/>Client - First, an object of the class bsTree was made by calling the default constructor in the <text:tab/><text:tab/>client code. The client then reads the input file, where 'com' is the command and 'x' is the <text:tab/>value. </text:p>
      <text:p text:style-name="P2"/>
      <text:p text:style-name="P2"><text:tab/>BsTree functions:</text:p>
      <text:p text:style-name="P2"><text:tab/><text:tab/>Insert() – Insert() recursively locates the correct place within the binary search tree for a value and places it there. If size is zero, a node is created and placed as the top node of the list – parent equals NULL. If size is greater or less than root, insert() checks if the left or right children, respectively, are NULL. If it is, a node is placed there, else a insert() recursively checks the left and right, respectively. </text:p>
      <text:p text:style-name="P2"/>
      <text:p text:style-name="P2"><text:tab/><text:tab/>Remove() - Remove() consists of 4 cases: the desired node, cN, is a leaf, it has only a left child, it has only a right child, or it has two children. For the first three, remove() simply calls removeLink() with certain parameters depending on which case it is. For a node with two children, remove() will call getBiggest() if cN's value is less than root, or getSmalleset() if cN's value is greater than root. </text:p>
      <text:p text:style-name="P2"><text:tab/><text:tab/></text:p>
      <text:p text:style-name="P2"><text:tab/><text:tab/>GetBiggest() - if cN is greater than root in value, the largest node on cN's left side must be found and swapped with it. GetBiggest() recursively finds finds the largest node and calls removeLink().</text:p>
      <text:p text:style-name="P2"/>
      <text:p text:style-name="P2"><text:tab/><text:tab/>GetSmallest() - performs exactly the same function as getBiggest() except getSmallest() finds the smallest node on cN's right side if cN is greater than root in value.</text:p>
      <text:p text:style-name="P2"/>
      <text:p text:style-name="P2"><text:tab/><text:tab/>RemoveLink() - performs the final step in the deletion process. Takes three pointers variables as parameters: cN and the smallest node and its parent. RemoveLink() swaps the values of cN and the smallest node, deletes the smallest node, and sets its parent's Next to NULL. </text:p>
      <text:p text:style-name="P2"/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ubinhead-vm </meta:initial-creator>
    <meta:creation-date>2011-05-01T21:40:39</meta:creation-date>
    <dc:date>2011-05-01T22:14:11</dc:date>
    <dc:creator>bubinhead-vm </dc:creator>
    <meta:editing-duration>PT18M19S</meta:editing-duration>
    <meta:editing-cycles>2</meta:editing-cycles>
    <meta:generator>LibreOffice/3.3$Unix LibreOffice_project/330m19$Build-202</meta:generator>
    <meta:document-statistic meta:table-count="0" meta:image-count="0" meta:object-count="0" meta:page-count="1" meta:paragraph-count="12" meta:word-count="302" meta:character-count="1750"/>
  </office:meta>
</office:document-meta>
</file>